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row>
      <mrow>
        <msub>
          <mi>I</mi>
          <mrow>
            <mi mathvariant="italic">out</mi>
          </mrow>
        </msub>
        <mo stretchy="false">=</mo>
        <mrow>
          <mfrac>
            <mrow>
              <mn>840</mn>
            </mrow>
            <mrow>
              <msub>
                <mi>R</mi>
                <mrow>
                  <mi mathvariant="italic">ext</mi>
                </mrow>
              </msub>
            </mrow>
          </mfrac>
          <mo stretchy="false">×</mo>
          <mrow>
            <mfrac>
              <mrow>
                <mi mathvariant="italic">GCC</mi>
              </mrow>
              <mrow>
                <mn>256</mn>
              </mrow>
            </mfrac>
          </mrow>
        </mrow>
      </mrow>
    </mrow>
    <annotation encoding="StarMath 5.0">I sub{out} = {840} over {R sub{ext}} times {{GCC} over {256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20-04-05T10:13:17.27</meta:creation-date>
    <meta:generator>OpenOffice/4.1.6$Win32 OpenOffice.org_project/416m1$Build-9790</meta:generator>
  </office:meta>
</office:document-meta>
</file>